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1" style:family="table">
      <style:table-properties style:width="16.51cm" fo:margin-left="0cm" fo:margin-top="0cm" fo:margin-bottom="0cm" table:align="left"/>
    </style:style>
    <style:style style:name="Table21.A" style:family="table-column">
      <style:table-column-properties style:column-width="16.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176cm" fo:border="1pt solid #000000"/>
    </style:style>
    <style:style style:name="Table22" style:family="table">
      <style:table-properties style:width="16.51cm" fo:margin-left="0cm" fo:margin-top="0cm" fo:margin-bottom="0cm" table:align="left"/>
    </style:style>
    <style:style style:name="Table22.A" style:family="table-column">
      <style:table-column-properties style:column-width="16.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176cm" fo:border="1pt solid #000000"/>
    </style:style>
    <style:style style:name="Table23" style:family="table">
      <style:table-properties style:width="16.51cm" fo:margin-left="0cm" fo:margin-top="0cm" fo:margin-bottom="0cm" table:align="left"/>
    </style:style>
    <style:style style:name="Table23.A" style:family="table-column">
      <style:table-column-properties style:column-width="16.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176cm" fo:border="1pt solid #000000"/>
    </style:style>
    <style:style style:name="Table24" style:family="table">
      <style:table-properties style:width="16.51cm" fo:margin-left="0cm" fo:margin-top="0cm" fo:margin-bottom="0cm" table:align="left"/>
    </style:style>
    <style:style style:name="Table24.A" style:family="table-column">
      <style:table-column-properties style:column-width="16.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176cm" fo:border="1pt solid #000000"/>
    </style:style>
    <style:style style:name="Table25" style:family="table">
      <style:table-properties style:width="16.51cm" fo:margin-left="0cm" fo:margin-top="0cm" fo:margin-bottom="0cm" table:align="left"/>
    </style:style>
    <style:style style:name="Table25.A" style:family="table-column">
      <style:table-column-properties style:column-width="16.5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176cm" fo:border="1pt solid #000000"/>
    </style:style>
    <style:style style:name="Table26" style:family="table">
      <style:table-properties style:width="16.51cm" fo:margin-left="0cm" fo:margin-top="0cm" fo:margin-bottom="0cm" table:align="left"/>
    </style:style>
    <style:style style:name="Table26.A" style:family="table-column">
      <style:table-column-properties style:column-width="16.5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176cm" fo:border="1pt solid #000000"/>
    </style:style>
    <style:style style:name="Table27" style:family="table">
      <style:table-properties style:width="16.51cm" fo:margin-left="0cm" fo:margin-top="0cm" fo:margin-bottom="0cm" table:align="left"/>
    </style:style>
    <style:style style:name="Table27.A" style:family="table-column">
      <style:table-column-properties style:column-width="16.5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176cm" fo:border="1pt solid #000000"/>
    </style:style>
    <style:style style:name="Table28" style:family="table">
      <style:table-properties style:width="16.51cm" fo:margin-left="0cm" fo:margin-top="0cm" fo:margin-bottom="0cm" table:align="left"/>
    </style:style>
    <style:style style:name="Table28.A" style:family="table-column">
      <style:table-column-properties style:column-width="16.5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176cm" fo:border="1pt solid #000000"/>
    </style:style>
    <style:style style:name="Table29" style:family="table">
      <style:table-properties style:width="16.51cm" fo:margin-left="0cm" fo:margin-top="0cm" fo:margin-bottom="0cm" table:align="left"/>
    </style:style>
    <style:style style:name="Table29.A" style:family="table-column">
      <style:table-column-properties style:column-width="16.51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176cm" fo:border="1pt solid #000000"/>
    </style:style>
    <style:style style:name="Table30" style:family="table">
      <style:table-properties style:width="16.51cm" fo:margin-left="0cm" fo:margin-top="0cm" fo:margin-bottom="0cm" table:align="left"/>
    </style:style>
    <style:style style:name="Table30.A" style:family="table-column">
      <style:table-column-properties style:column-width="16.5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176cm" fo:border="1pt solid #000000"/>
    </style:style>
    <style:style style:name="Table31" style:family="table">
      <style:table-properties style:width="16.51cm" fo:margin-left="0cm" fo:margin-top="0cm" fo:margin-bottom="0cm" table:align="left"/>
    </style:style>
    <style:style style:name="Table31.A" style:family="table-column">
      <style:table-column-properties style:column-width="16.51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176cm" fo:border="1pt solid #000000"/>
    </style:style>
    <style:style style:name="Table32" style:family="table">
      <style:table-properties style:width="16.51cm" fo:margin-left="0cm" fo:margin-top="0cm" fo:margin-bottom="0cm" table:align="left"/>
    </style:style>
    <style:style style:name="Table32.A" style:family="table-column">
      <style:table-column-properties style:column-width="16.5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176cm" fo:border="1pt solid #000000"/>
    </style:style>
    <style:style style:name="Table33" style:family="table">
      <style:table-properties style:width="16.51cm" fo:margin-left="0cm" fo:margin-top="0cm" fo:margin-bottom="0cm" table:align="left"/>
    </style:style>
    <style:style style:name="Table33.A" style:family="table-column">
      <style:table-column-properties style:column-width="16.5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176cm" fo:border="1pt solid #000000"/>
    </style:style>
    <style:style style:name="Table34" style:family="table">
      <style:table-properties style:width="16.51cm" fo:margin-left="0cm" fo:margin-top="0cm" fo:margin-bottom="0cm" table:align="left"/>
    </style:style>
    <style:style style:name="Table34.A" style:family="table-column">
      <style:table-column-properties style:column-width="16.51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176cm" fo:border="1pt solid #000000"/>
    </style:style>
    <style:style style:name="Table35" style:family="table">
      <style:table-properties style:width="16.51cm" fo:margin-left="0cm" fo:margin-top="0cm" fo:margin-bottom="0cm" table:align="left"/>
    </style:style>
    <style:style style:name="Table35.A" style:family="table-column">
      <style:table-column-properties style:column-width="16.5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officeooo:paragraph-rsid="0002c57f"/>
    </style:style>
    <style:style style:name="P2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text-align="start" style:justify-single-word="false"/>
      <style:text-properties fo:color="#ffffff" style:font-name="Arial1" fo:font-size="16pt" fo:font-weight="bold" officeooo:rsid="0002c57f" officeooo:paragraph-rsid="0002c57f" fo:background-color="#000000" style:font-name-asian="Caveat1" style:font-size-asian="16pt" style:font-weight-asian="bold" style:font-name-complex="Caveat1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Caveat" officeooo:paragraph-rsid="0002c57f" fo:background-color="#000000" style:font-name-asian="Caveat1" style:font-name-complex="Caveat1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Heading_20_2">
      <style:text-properties style:font-name="Caveat" fo:background-color="#ffff00" style:font-name-asian="Caveat1" style:font-name-complex="Caveat1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02c57f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style:font-weight-asian="bold"/>
    </style:style>
    <style:style style:name="P11" style:family="paragraph" style:parent-style-name="Heading_20_1" style:master-page-name="Standard">
      <style:paragraph-properties fo:text-align="center" style:justify-single-word="false" style:page-number="1"/>
      <style:text-properties style:font-name="Caveat" fo:background-color="#ffff00" style:font-name-asian="Caveat1" style:font-name-complex="Caveat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a33e3" style:font-size-asian="9pt" style:font-size-complex="9pt"/>
    </style:style>
    <style:style style:name="T4" style:family="text">
      <style:text-properties fo:font-size="9pt" officeooo:rsid="0002c57f" style:font-size-asian="9pt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color="#ffffff" style:font-name="Arial1" fo:font-size="16pt" fo:font-weight="bold" officeooo:rsid="000d2329" fo:background-color="#000000" loext:char-shading-value="0" style:font-name-asian="Caveat1" style:font-size-asian="16pt" style:font-weight-asian="bold" style:font-name-complex="Caveat1" style:font-size-complex="16pt"/>
    </style:style>
    <style:style style:name="T7" style:family="text">
      <style:text-properties fo:color="#ffffff" style:font-name="Arial1" fo:font-size="16pt" fo:font-weight="bold" officeooo:rsid="000e025b" fo:background-color="#000000" loext:char-shading-value="0" style:font-name-asian="Caveat1" style:font-size-asian="16pt" style:font-weight-asian="bold" style:font-name-complex="Caveat1" style:font-size-complex="16pt"/>
    </style:style>
    <style:style style:name="T8" style:family="text">
      <style:text-properties fo:color="#ffffff" style:font-name="Arial1" fo:font-size="16pt" fo:font-weight="bold" officeooo:rsid="0002c57f" fo:background-color="#000000" loext:char-shading-value="0" style:font-name-asian="Caveat1" style:font-size-asian="16pt" style:font-weight-asian="bold" style:font-name-complex="Caveat1" style:font-size-complex="16pt"/>
    </style:style>
    <style:style style:name="T9" style:family="text">
      <style:text-properties fo:color="#ffffff" style:font-name="Arial1" fo:font-size="16pt" fo:font-weight="bold" officeooo:rsid="000d2329" style:font-size-asian="16pt" style:font-weight-asian="bold" style:font-size-complex="16pt"/>
    </style:style>
    <style:style style:name="T10" style:family="text">
      <style:text-properties fo:color="#ffffff" style:font-name="Arial1" fo:font-size="16pt" fo:font-weight="bold" officeooo:rsid="000e025b" style:font-size-asian="16pt" style:font-weight-asian="bold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4"><text:span text:style-name="T9">Base de Datos</text:span><text:span text:style-name="T10"> - Comercio</text:span></text:p>
      <text:p text:style-name="Standard"/>
      <text:list xml:id="list2110120177" text:style-name="WWNum2">
        <text:list-item>
          <text:p text:style-name="P9">Escribir una consulta que obtenga el nombre de cada cliente y el nombre del municipio en el que vive.</text:p>
        </text:list-item>
      </text:list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"/>
          </table:table-cell>
        </table:table-row>
      </table:table>
      <text:p text:style-name="Standard"/>
      <text:list xml:id="list145732280561271" text:continue-numbering="true" text:style-name="WWNum2">
        <text:list-item>
          <text:p text:style-name="P9">Escribir una consulta que obtenga el código y nombre de cada cliente y el número de tickets que le corresponden. </text:p>
        </text:list-item>
      </text:list>
      <text:p text:style-name="Standard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"/>
          </table:table-cell>
        </table:table-row>
      </table:table>
      <text:p text:style-name="Standard"/>
      <text:list xml:id="list145731541051338" text:continue-numbering="true" text:style-name="WWNum2">
        <text:list-item>
          <text:p text:style-name="P9">Escribir una sentencia que muestre el código y nombre de cada vendedor y el total de ventas (suma total de artículos por su precio ignorando posibles descuentos e impuestos).</text:p>
        </text:list-item>
      </text:list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"/>
          </table:table-cell>
        </table:table-row>
      </table:table>
      <text:p text:style-name="Standard"/>
      <text:list xml:id="list145731766622622" text:continue-numbering="true" text:style-name="WWNum2">
        <text:list-item>
          <text:p text:style-name="P9"><text:span text:style-name="T5">Escribir una consulta que obtenga los códigos de ticket y fecha del cliente con el código 7</text:span>.</text:p>
        </text:list-item>
      </text:list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"/>
          </table:table-cell>
        </table:table-row>
      </table:table>
      <text:p text:style-name="Standard"/>
      <text:p text:style-name="Standard"/>
      <text:list xml:id="list145731892218265" text:continue-numbering="true" text:style-name="WWNum2">
        <text:list-item>
          <text:p text:style-name="P9">Escribir una sentencia que muestre el nombre de la provincia y la cantidad total de artículos vendidos a clientes que residen en dicha provincia.</text:p>
        </text:list-item>
      </text:list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"/>
          </table:table-cell>
        </table:table-row>
      </table:table>
      <text:p text:style-name="Standard"/>
      <text:list xml:id="list145730798751070" text:continue-numbering="true" text:style-name="WWNum2">
        <text:list-item>
          <text:p text:style-name="P9">Escribir una consulta que muestre el código y nombre de aquellos clientes de la provincia de Castellón (código de provincia es ‘CA’) que en total han gastado más de <text:soft-page-break/>100 euros (ignora descuentos e impuestos).</text:p>
        </text:list-item>
      </text:list>
      <text:p text:style-name="Standard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"/>
          </table:table-cell>
        </table:table-row>
      </table:table>
      <text:p text:style-name="Standard"/>
      <text:list xml:id="list145731251476444" text:continue-numbering="true" text:style-name="WWNum2">
        <text:list-item>
          <text:p text:style-name="P9">Escribir una consulta que obtenga el nombre de cada vendedor y su jefe.</text:p>
        </text:list-item>
      </text:list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"/>
          </table:table-cell>
        </table:table-row>
      </table:table>
      <text:p text:style-name="P7"><text:bookmark text:name="_9mwdrbmkhul6"/></text:p>
      <text:p text:style-name="P8"><text:span text:style-name="T6">Base de Datos</text:span><text:span text:style-name="T7"> – I</text:span><text:span text:style-name="T8">nstituto</text:span></text:p>
      <text:p text:style-name="P3"/>
      <text:list xml:id="list145731038971177" text:continue-numbering="true" text:style-name="WWNum2">
        <text:list-item>
          <text:p text:style-name="P9">Nombre de cada asignatura, curso, edificio y aula en que se imparte cada una de ellas.</text:p>
        </text:list-item>
      </text:list>
      <text:p text:style-name="Standard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"/>
          </table:table-cell>
        </table:table-row>
      </table:table>
      <text:p text:style-name="P6"/>
      <text:list xml:id="list145731710667671" text:continue-numbering="true" text:style-name="WWNum2">
        <text:list-item>
          <text:p text:style-name="P9">Nombre completo de cada profesor junto al nombre y curso de cada asignatura que imparte.</text:p>
        </text:list-item>
      </text:list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"/>
          </table:table-cell>
        </table:table-row>
      </table:table>
      <text:p text:style-name="P6"/>
      <text:list xml:id="list145732262513012" text:continue-numbering="true" text:style-name="WWNum2">
        <text:list-item>
          <text:p text:style-name="P9">Nombre de cada alumno (completo) junto al nombre de cada asignatura que cursa y la nota obtenida en ella.</text:p>
        </text:list-item>
      </text:list>
      <text:p text:style-name="Standard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"/>
          </table:table-cell>
        </table:table-row>
      </table:table>
      <text:p text:style-name="P6"/>
      <text:list xml:id="list145730870853817" text:continue-numbering="true" text:style-name="WWNum2">
        <text:list-item>
          <text:p text:style-name="P10">Nombre de cada profesor y cantidad de alumnos a los que da clase.</text:p>
        </text:list-item>
      </text:list>
      <text:p text:style-name="Standard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"/>
          </table:table-cell>
        </table:table-row>
      </table:table>
      <text:p text:style-name="P6"/>
      <text:list xml:id="list145732117036736" text:continue-numbering="true" text:style-name="WWNum2">
        <text:list-item>
          <text:p text:style-name="P10">Grupos de alumnos y cantidad de alumnos en cada grupo.</text:p>
        </text:list-item>
      </text:list>
      <text:p text:style-name="Standard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"/>
          </table:table-cell>
        </table:table-row>
      </table:table>
      <text:p text:style-name="P6"/>
      <text:list xml:id="list145731655449297" text:continue-numbering="true" text:style-name="WWNum2">
        <text:list-item>
          <text:p text:style-name="P9">Nombre, curso de cada asignatura y nota media obtenida por los alumnos que cursan cada una de ellas.</text:p>
        </text:list-item>
      </text:list>
      <text:p text:style-name="Standard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"/>
          </table:table-cell>
        </table:table-row>
      </table:table>
      <text:p text:style-name="P6"/>
      <text:list xml:id="list145730977919003" text:continue-numbering="true" text:style-name="WWNum2">
        <text:list-item>
          <text:p text:style-name="P9">Nombre de cada profesor y cantidad de asignaturas que imparte cada uno de ellos.</text:p>
        </text:list-item>
      </text:list>
      <text:p text:style-name="Standard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"/>
          </table:table-cell>
        </table:table-row>
      </table:table>
      <text:p text:style-name="P6"/>
      <text:list xml:id="list145731685360379" text:continue-numbering="true" text:style-name="WWNum2">
        <text:list-item>
          <text:p text:style-name="P10"><text:soft-page-break/>Nombre completo de cada alumno y cantidad de asignaturas en que está matriculado cada uno de ellos siempre y cuando esté matriculado en menos de 5 asignaturas.</text:p>
        </text:list-item>
      </text:list>
      <text:p text:style-name="Standard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officeooo:paragraph-rsid="0002c57f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1a33e3" style:font-size-asian="9pt" style:font-size-complex="9pt"/>
    </style:style>
    <style:style style:name="MT4" style:family="text">
      <style:text-properties fo:font-size="9pt" officeooo:rsid="0002c57f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w497hsrv4uoj"/><text:span text:style-name="MT1">Bases de Datos</text:span><text:line-break/><text:span text:style-name="MT2">EJERCICIOS UNIDAD 6: DQL </text:span><text:span text:style-name="MT3">| Parte 3 C</text:span><text:span text:style-name="MT4">oncatenación interna y externa</text:span><text:span text:style-name="MT3"><text:line-break/>Profesor: Jesús García</text:span><text:span text:style-name="MT2"><text:line-break/></text:span></text:p>
        <text:p text:style-name="Standard">Nombre y apellidos: __________________________________________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0-02-17T09:01:44.460000000</dc:date>
    <meta:editing-duration>PT4M18S</meta:editing-duration>
    <meta:editing-cycles>2</meta:editing-cycles>
    <meta:document-statistic meta:table-count="15" meta:image-count="0" meta:object-count="0" meta:page-count="4" meta:paragraph-count="19" meta:word-count="334" meta:character-count="1901" meta:non-whitespace-character-count="1598"/>
  </office:meta>
</office:document-meta>
</file>